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485d3" officeooo:paragraph-rsid="001485d3"/>
    </style:style>
    <style:style style:name="P2" style:family="paragraph" style:parent-style-name="Standard">
      <style:text-properties officeooo:rsid="001485d3" officeooo:paragraph-rsid="00158c25"/>
    </style:style>
    <style:style style:name="P3" style:family="paragraph" style:parent-style-name="Standard">
      <style:paragraph-properties fo:text-align="center" style:justify-single-word="false"/>
      <style:text-properties officeooo:rsid="001485d3" officeooo:paragraph-rsid="001485d3"/>
    </style:style>
    <style:style style:name="P4" style:family="paragraph" style:parent-style-name="Standard">
      <style:text-properties officeooo:rsid="00158c25" officeooo:paragraph-rsid="00158c25"/>
    </style:style>
    <style:style style:name="P5" style:family="paragraph" style:parent-style-name="Standard">
      <style:text-properties officeooo:rsid="0017db50" officeooo:paragraph-rsid="0017db50"/>
    </style:style>
    <style:style style:name="P6" style:family="paragraph" style:parent-style-name="Standard">
      <style:text-properties officeooo:rsid="0019c7a5" officeooo:paragraph-rsid="0019c7a5"/>
    </style:style>
    <style:style style:name="P7" style:family="paragraph" style:parent-style-name="Standard">
      <style:text-properties officeooo:rsid="0019ecdb" officeooo:paragraph-rsid="0019ecdb"/>
    </style:style>
    <style:style style:name="P8" style:family="paragraph" style:parent-style-name="Standard">
      <style:text-properties officeooo:rsid="001bf8a4" officeooo:paragraph-rsid="001bf8a4"/>
    </style:style>
    <style:style style:name="P9" style:family="paragraph" style:parent-style-name="Standard">
      <style:text-properties officeooo:rsid="001d13f8" officeooo:paragraph-rsid="001d13f8"/>
    </style:style>
    <style:style style:name="P10" style:family="paragraph" style:parent-style-name="Standard">
      <style:text-properties officeooo:rsid="001d13f8" officeooo:paragraph-rsid="002ead74"/>
    </style:style>
    <style:style style:name="P11" style:family="paragraph" style:parent-style-name="Standard">
      <style:text-properties officeooo:rsid="001da3fe" officeooo:paragraph-rsid="001da3fe"/>
    </style:style>
    <style:style style:name="P12" style:family="paragraph" style:parent-style-name="Standard">
      <style:text-properties officeooo:rsid="0021f75c" officeooo:paragraph-rsid="0021f75c"/>
    </style:style>
    <style:style style:name="P13" style:family="paragraph" style:parent-style-name="Standard">
      <style:text-properties officeooo:rsid="002502f4" officeooo:paragraph-rsid="002502f4"/>
    </style:style>
    <style:style style:name="P14" style:family="paragraph" style:parent-style-name="Standard">
      <style:text-properties officeooo:rsid="002588c0" officeooo:paragraph-rsid="002588c0"/>
    </style:style>
    <style:style style:name="P15" style:family="paragraph" style:parent-style-name="Standard">
      <style:text-properties fo:font-weight="bold" officeooo:rsid="001bf8a4" officeooo:paragraph-rsid="001bf8a4" style:font-weight-asian="bold" style:font-weight-complex="bold"/>
    </style:style>
    <style:style style:name="P16" style:family="paragraph" style:parent-style-name="Standard">
      <style:text-properties fo:font-weight="bold" officeooo:rsid="001da3fe" officeooo:paragraph-rsid="001da3fe" style:font-weight-asian="bold" style:font-weight-complex="bold"/>
    </style:style>
    <style:style style:name="P17" style:family="paragraph" style:parent-style-name="Standard">
      <style:text-properties fo:font-weight="bold" officeooo:rsid="0019ecdb" officeooo:paragraph-rsid="0019ecdb" style:font-weight-asian="bold" style:font-weight-complex="bold"/>
    </style:style>
    <style:style style:name="P18" style:family="paragraph" style:parent-style-name="Standard">
      <style:paragraph-properties fo:text-align="center" style:justify-single-word="false"/>
      <style:text-properties fo:font-weight="bold" officeooo:rsid="001485d3" officeooo:paragraph-rsid="0028b462" style:font-weight-asian="bold" style:font-weight-complex="bold"/>
    </style:style>
    <style:style style:name="P19" style:family="paragraph" style:parent-style-name="Standard">
      <style:text-properties officeooo:rsid="001b5171" officeooo:paragraph-rsid="001b5171"/>
    </style:style>
    <style:style style:name="P20" style:family="paragraph" style:parent-style-name="Standard">
      <style:text-properties officeooo:rsid="002d4fd7" officeooo:paragraph-rsid="002d4fd7"/>
    </style:style>
    <style:style style:name="P21" style:family="paragraph" style:parent-style-name="Standard">
      <style:text-properties officeooo:rsid="0016f49a" officeooo:paragraph-rsid="0016f49a"/>
    </style:style>
    <style:style style:name="P22" style:family="paragraph" style:parent-style-name="Standard">
      <style:text-properties officeooo:rsid="002ead74" officeooo:paragraph-rsid="00306c79"/>
    </style:style>
    <style:style style:name="P23" style:family="paragraph" style:parent-style-name="Standard">
      <style:text-properties officeooo:rsid="0033a606" officeooo:paragraph-rsid="0033a606"/>
    </style:style>
    <style:style style:name="P24" style:family="paragraph" style:parent-style-name="Standard">
      <style:text-properties officeooo:rsid="003148dd" officeooo:paragraph-rsid="003dcb80"/>
    </style:style>
    <style:style style:name="P25" style:family="paragraph" style:parent-style-name="Standard">
      <style:text-properties officeooo:rsid="003f3639" officeooo:paragraph-rsid="003f3639"/>
    </style:style>
    <style:style style:name="P26" style:family="paragraph" style:parent-style-name="Standard">
      <style:text-properties officeooo:rsid="0040f8d5" officeooo:paragraph-rsid="0040f8d5"/>
    </style:style>
    <style:style style:name="P27" style:family="paragraph" style:parent-style-name="Standard">
      <style:text-properties fo:font-size="12pt" officeooo:rsid="0040f8d5" officeooo:paragraph-rsid="0040f8d5" style:font-size-asian="12pt" style:font-size-complex="12pt"/>
    </style:style>
    <style:style style:name="P28" style:family="paragraph" style:parent-style-name="Standard">
      <style:text-properties officeooo:rsid="003161c0" officeooo:paragraph-rsid="003dcb80"/>
    </style:style>
    <style:style style:name="P29" style:family="paragraph" style:parent-style-name="Standard">
      <style:text-properties fo:font-variant="normal" fo:text-transform="none" fo:color="#202122" style:font-name="Liberation Serif" fo:font-size="12pt" fo:letter-spacing="normal" fo:font-style="normal" fo:font-weight="normal" officeooo:rsid="003f3639" officeooo:paragraph-rsid="0040f8d5" style:font-size-asian="12pt" style:font-weight-asian="normal" style:font-size-complex="12pt" style:font-weight-complex="normal"/>
    </style:style>
    <style:style style:name="P30" style:family="paragraph" style:parent-style-name="Standard">
      <style:text-properties fo:font-variant="normal" fo:text-transform="none" fo:color="#202122" style:font-name="Liberation Serif" fo:font-size="12pt" fo:letter-spacing="normal" fo:font-style="normal" fo:font-weight="normal" officeooo:rsid="0047d004" officeooo:paragraph-rsid="0047d004" style:font-size-asian="12pt" style:font-weight-asian="normal" style:font-size-complex="12pt" style:font-weight-complex="normal"/>
    </style:style>
    <style:style style:name="P31" style:family="paragraph" style:parent-style-name="Standard">
      <style:text-properties officeooo:rsid="002502f4" officeooo:paragraph-rsid="003dcb80"/>
    </style:style>
    <style:style style:name="T1" style:family="text">
      <style:text-properties officeooo:rsid="00158c25"/>
    </style:style>
    <style:style style:name="T2" style:family="text">
      <style:text-properties officeooo:rsid="0016f49a"/>
    </style:style>
    <style:style style:name="T3" style:family="text">
      <style:text-properties officeooo:rsid="001ec1ed"/>
    </style:style>
    <style:style style:name="T4" style:family="text">
      <style:text-properties officeooo:rsid="0021f960"/>
    </style:style>
    <style:style style:name="T5" style:family="text">
      <style:text-properties officeooo:rsid="002513b6"/>
    </style:style>
    <style:style style:name="T6" style:family="text">
      <style:text-properties officeooo:rsid="002a7813"/>
    </style:style>
    <style:style style:name="T7" style:family="text">
      <style:text-properties officeooo:rsid="002b6299"/>
    </style:style>
    <style:style style:name="T8" style:family="text">
      <style:text-properties officeooo:rsid="002d4fd7"/>
    </style:style>
    <style:style style:name="T9" style:family="text">
      <style:text-properties officeooo:rsid="003148dd"/>
    </style:style>
    <style:style style:name="T10" style:family="text">
      <style:text-properties officeooo:rsid="0033a606"/>
    </style:style>
    <style:style style:name="T11" style:family="text">
      <style:text-properties officeooo:rsid="0037fce8"/>
    </style:style>
    <style:style style:name="T12" style:family="text">
      <style:text-properties officeooo:rsid="003dcb80"/>
    </style:style>
    <style:style style:name="T13" style:family="text">
      <style:text-properties officeooo:rsid="00431e9d"/>
    </style:style>
    <style:style style:name="T14" style:family="text">
      <style:text-properties officeooo:rsid="004463ca"/>
    </style:style>
    <style:style style:name="T15" style:family="text">
      <style:text-properties officeooo:rsid="0046a172"/>
    </style:style>
    <style:style style:name="T16" style:family="text">
      <style:text-properties officeooo:rsid="004b07d5"/>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Trabajo Final <text:span text:style-name="T16">Estadistica Espacial</text:span></text:p>
      <text:p text:style-name="P18">Pautas para la Realización de los Videos Tutoriales</text:p>
      <text:p text:style-name="P3"/>
      <text:p text:style-name="P1"/>
      <text:p text:style-name="P4">El objetivo de este Trabajo Final es la realización de una serie de video<text:span text:style-name="T2">s</text:span> tutoriales en los que se explique y aplique alguna metodología <text:span text:style-name="T11">aprendida en la materia. Opcionalmente se podrá elegir algún otro tópico no visto, pero relacionado al análisis espacial</text:span>. <text:span text:style-name="T13">El tópico </text:span>elegi<text:span text:style-name="T13">do</text:span> <text:span text:style-name="T13">deberá ser</text:span> aplicado a un conjunto de datos. <text:span text:style-name="T5">Los datos podrán ser reales o simulados. </text:span>El material deberá contener una explicación (al menos intuitiva) del funcionamiento de la metodología. Asimismo, <text:span text:style-name="T14">el</text:span> caso de aplicación a<text:span text:style-name="T14">l</text:span> conjunto de datos <text:span text:style-name="T14">se deberá concretar </text:span>mediante el <text:span text:style-name="T14">uso del </text:span>lenguaje R.</text:p>
      <text:p text:style-name="P21">Los videos serán publicados en <text:span text:style-name="T15">el</text:span> canal público de youtube <text:span text:style-name="T15">utilizado en la materia</text:span>, salvo que se solicite lo contrario por el estudiante. En la descripción de los videos se incorporará una dirección de correo electrónico para que cualquier interesado pueda contactarse con el autor del material.</text:p>
      <text:p text:style-name="P20">Los videos serán entregados compartiendo una carpeta en google drive por correo electrónico.</text:p>
      <text:p text:style-name="P5">Para la realización del material podrá<text:span text:style-name="T6">n</text:span> utilizarse recursos de terceros (gráficos,imágenes,textos o videos) con sus debidas citas.</text:p>
      <text:p text:style-name="P5">El trabajo puede hacerse en grupos de hasta 2 (dos) personas como máximo. En el caso de ser 2 integrantes, ambos deben <text:span text:style-name="T7">participar</text:span> activamente en los videos tutoriales.</text:p>
      <text:p text:style-name="P6">El trabajo podrá contener recursos adicionales, como ser textos o presentaciones.</text:p>
      <text:p text:style-name="P1"/>
      <text:p text:style-name="P17">Lista de pautas mínimas <text:span text:style-name="T10">a cumplir</text:span>:</text:p>
      <text:p text:style-name="P7"/>
      <text:p text:style-name="P23">Entrega de videos por google drive</text:p>
      <text:p text:style-name="P23">Entrega de dirección de correo electrónico</text:p>
      <text:p text:style-name="P2">Duración Mínima <text:span text:style-name="T3">de los videos</text:span>: 30 <text:span text:style-name="T8">minutos</text:span></text:p>
      <text:p text:style-name="P2">Duración Má<text:span text:style-name="T1">x</text:span>ima <text:span text:style-name="T3">de los videos</text:span>: <text:span text:style-name="T1">6</text:span>0 <text:span text:style-name="T8">minutos</text:span></text:p>
      <text:p text:style-name="P7">Cantidad Máxima de integrantes: 2</text:p>
      <text:p text:style-name="P19">Lenguage de aplicación: R</text:p>
      <text:p text:style-name="P4">Hipótesis de Trabajo: Al inicio debe dejarse bien claro cual es el objetivo del análisis.</text:p>
      <text:p text:style-name="P4"/>
      <text:p text:style-name="P4"/>
      <text:p text:style-name="P15">Lista de Sugerencias:</text:p>
      <text:p text:style-name="P8"/>
      <text:p text:style-name="P22">Contemplar la posibilidad de elegir tema y datos que puedan total o parcialmente conformar el trabajo de especialización.</text:p>
      <text:p text:style-name="P12">Generar varios video<text:span text:style-name="T4">s</text:span> cortos, en detrimento de un único video largo.</text:p>
      <text:p text:style-name="P9">Utilizar Rstudio</text:p>
      <text:p text:style-name="P9">Crear un Notebook para la aplicación de la metodología.</text:p>
      <text:p text:style-name="P14">Se estimula el uso de datos reales, en caso que sirvan indistintamente para ejemplificar la metodología.</text:p>
      <text:p text:style-name="P10"/>
      <text:p text:style-name="P9"/>
      <text:p text:style-name="P16">Lista de Temas <text:span text:style-name="T9">Globales </text:span>Potenciales:</text:p>
      <text:p text:style-name="P11"/>
      <text:p text:style-name="P31"/>
      <text:p text:style-name="P13"/>
      <text:p text:style-name="P13"/>
      <text:p text:style-name="P11"/>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4T09:49:18.673775008</meta:creation-date>
    <meta:generator>LibreOffice/6.0.7.3$Linux_X86_64 LibreOffice_project/00m0$Build-3</meta:generator>
    <dc:date>2022-03-26T08:58:40.489341404</dc:date>
    <meta:editing-duration>PT3H41M20S</meta:editing-duration>
    <meta:editing-cycles>48</meta:editing-cycles>
    <meta:document-statistic meta:table-count="0" meta:image-count="0" meta:object-count="0" meta:page-count="1" meta:paragraph-count="23" meta:word-count="340" meta:character-count="2180" meta:non-whitespace-character-count="1863"/>
  </office:meta>
</office:document-meta>
</file>